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list-style-name="WW8Num1"/>
    <style:style style:name="P3" style:family="paragraph" style:parent-style-name="Standard" style:list-style-name="WW8Num2"/>
    <style:style style:name="P4" style:family="paragraph" style:parent-style-name="Standard">
      <style:text-properties officeooo:paragraph-rsid="00188a2e"/>
    </style:style>
    <style:style style:name="P5" style:family="paragraph" style:parent-style-name="Standard">
      <style:paragraph-properties fo:margin-left="1.27cm" fo:margin-right="12.51cm" fo:text-indent="0cm" style:auto-text-indent="false" fo:padding-left="0.141cm" fo:padding-right="0.141cm" fo:padding-top="0.035cm" fo:padding-bottom="0.035cm" fo:border="0.51pt solid #000000">
        <style:tab-stops>
          <style:tab-stop style:position="2.54cm"/>
        </style:tab-stops>
      </style:paragraph-properties>
    </style:style>
    <style:style style:name="P6" style:family="paragraph" style:parent-style-name="Standard">
      <style:paragraph-properties fo:margin-left="1.27cm" fo:margin-right="12.51cm" fo:text-indent="0cm" style:auto-text-indent="false" fo:padding-left="0.141cm" fo:padding-right="0.141cm" fo:padding-top="0.035cm" fo:padding-bottom="0.035cm" fo:border="0.51pt solid #000000"/>
      <style:text-properties fo:font-weight="bold" style:font-weight-asian="bold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88a2e"/>
    </style:style>
    <style:style style:name="Sect1" style:family="section">
      <style:section-properties style:writing-mode="lr-tb" style:editable="false">
        <style:columns fo:column-count="2">
          <style:column style:rel-width="4536*" fo:start-indent="0cm" fo:end-indent="0.624cm"/>
          <style:column style:rel-width="4536*" fo:start-indent="0.624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7">Ingrid Bellut</text:p>
        <text:p text:style-name="Standard">06 37 17 73 56</text:p>
        <text:p text:style-name="Standard"><text:a xlink:type="simple" xlink:href="mailto:ingrid.bellut@orange.fr"><text:span text:style-name="Internet_20_link">ingrid.bellut@orange.fr</text:span></text:a></text:p>
        <text:p text:style-name="Standard">n° de client : 101310744</text:p>
        <text:p text:style-name="Standard"/>
        <text:p text:style-name="Standard">Lieu de consommation :</text:p>
        <text:p text:style-name="Standard">51 rue Jean-Jacques Rousseau</text:p>
        <text:p text:style-name="Standard">21000 DIJON</text:p>
        <text:p text:style-name="Standard">référence de point de livraison : 122 270 622 200 13</text:p>
        <text:p text:style-name="Standard">numéro de compteur : 521 – Electromécanique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1">Direct Energie</text:p>
        <text:p text:style-name="P1">Réseau Indirect – TSA 92001</text:p>
        <text:p text:style-name="P1">92778 BOULOGNE BILLANCOURT Cedex</text:p>
      </text:section>
      <text:section text:style-name="Sect2" text:name="Section2">
        <text:p text:style-name="Standard"/>
        <text:p text:style-name="P1">A Nevers, le lundi 13 mai 2013</text:p>
        <text:p text:style-name="P1"/>
        <text:p text:style-name="Standard"/>
        <text:p text:style-name="Standard">Objet : Relevé de consommation des compteurs électricité et gaz </text:p>
        <text:p text:style-name="Standard"/>
        <text:p text:style-name="Standard"/>
        <text:p text:style-name="Standard">Madame, Monsieur,</text:p>
        <text:p text:style-name="Standard"/>
        <text:p text:style-name="Standard"/>
        <text:p text:style-name="Standard">Suite à ma précédente lettre datée du lundi 22 avril 2013 vous demandant la résiliation de mon contrat de gaz et d’électricité, je vous communique le relevé de mes compteurs au 8 mai 2013 :</text:p>
        <text:p text:style-name="Standard"/>
        <text:list xml:id="list4829918319721414034" text:style-name="WW8Num1">
          <text:list-item>
            <text:p text:style-name="P2">Electricité :</text:p>
          </text:list-item>
        </text:list>
        <text:p text:style-name="P5">HC : <text:span text:style-name="T1">63724<text:line-break/></text:span>HP : <text:span text:style-name="T1">23751</text:span></text:p>
        <text:p text:style-name="Standard"/>
        <text:list xml:id="list3433073215901407104" text:style-name="WW8Num2">
          <text:list-item>
            <text:p text:style-name="P3">Gaz : </text:p>
          </text:list-item>
        </text:list>
        <text:p text:style-name="P6">01968944</text:p>
        <text:p text:style-name="Standard"/>
        <text:p text:style-name="Standard">Merci de calculer en conséquence le montant des consommations qui me sont attribuées entre celles de mon avant-dernier relevé, réalisé en mars pour le calcul de mes consommations annuelles, et ce dernier relevé datant du 8 mai 2013.</text:p>
        <text:p text:style-name="Standard"/>
        <text:p text:style-name="Standard"/>
        <text:p text:style-name="Standard">Cordialement,</text:p>
        <text:p text:style-name="Standard"/>
        <text:p text:style-name="P4"><text:span text:style-name="T2">ref client direct energie : 0101637138</text:span></text:p>
        <text:p text:style-name="P4"><text:span text:style-name="T2"/></text:p>
        <text:p text:style-name="P4"><text:span text:style-name="T2">tel : 3099</text:span></text:p>
        <text:p text:style-name="Standard"/>
        <text:p text:style-name="Standard"/>
        <text:p text:style-name="Standard">Ingrid Bellut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grid Bellut</dc:title>
    <meta:initial-creator>CRJ</meta:initial-creator>
    <meta:creation-date>2013-05-13T18:46:00</meta:creation-date>
    <dc:date>2013-05-28T16:08:47.57</dc:date>
    <meta:print-date>2013-05-13T19:14:00</meta:print-date>
    <meta:editing-cycles>5</meta:editing-cycles>
    <meta:editing-duration>PT35M</meta:editing-duration>
    <meta:document-statistic meta:table-count="0" meta:image-count="0" meta:object-count="0" meta:page-count="1" meta:paragraph-count="25" meta:word-count="167" meta:character-count="959" meta:non-whitespace-character-count="815"/>
    <meta:generator>LibreOffice/4.0.3.3$Windows_x86 LibreOffice_project/0eaa50a932c8f2199a615e1eb30f7ac74279539</meta:generator>
  </office:meta>
</office:document-meta>
</file>